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4.65cm" fo:min-width="8.4cm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25cm" fo:min-width="5.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cm" svg:height="5cm" svg:x="3.5cm" svg:y="1.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5cm" svg:y1="3.7cm" svg:x2="3.5cm" svg:y2="3.7cm">
            <text:p/>
          </draw:line>
          <draw:line draw:style-name="gr2" draw:text-style-name="P2" draw:layer="layout" svg:x1="7.5cm" svg:y1="4.9cm" svg:x2="14.5cm" svg:y2="4.9cm">
            <text:p/>
          </draw:line>
          <draw:custom-shape draw:style-name="gr3" draw:text-style-name="P1" draw:layer="layout" svg:width="6cm" svg:height="3.6cm" svg:x="14.5cm" svg:y="3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522cm" svg:height="0.962cm" svg:x="-0.1cm" svg:y="3.2cm">
            <draw:text-box>
              <text:p>box</text:p>
            </draw:text-box>
          </draw:frame>
          <draw:frame draw:style-name="gr5" draw:text-style-name="P3" draw:layer="layout" svg:width="6.2cm" svg:height="0.962cm" svg:x="3.3cm" svg:y="0cm">
            <draw:text-box>
              <text:p>Rectangle</text:p>
            </draw:text-box>
          </draw:frame>
          <draw:frame draw:style-name="gr5" draw:text-style-name="P3" draw:layer="layout" svg:width="4.8cm" svg:height="0.962cm" svg:x="14.3cm" svg:y="1.838cm">
            <draw:text-box>
              <text:p>MPoint</text:p>
            </draw:text-box>
          </draw:frame>
          <draw:frame draw:style-name="gr5" draw:text-style-name="P3" draw:layer="layout" svg:width="2.9cm" svg:height="0.962cm" svg:x="4.7cm" svg:y="4.438cm">
            <draw:text-box>
              <text:p>corner</text:p>
            </draw:text-box>
          </draw:frame>
          <draw:frame draw:style-name="gr5" draw:text-style-name="P3" draw:layer="layout" svg:width="2.9cm" svg:height="0.962cm" svg:x="4.8cm" svg:y="3.138cm">
            <draw:text-box>
              <text:p>length</text:p>
            </draw:text-box>
          </draw:frame>
          <draw:frame draw:style-name="gr5" draw:text-style-name="P3" draw:layer="layout" svg:width="2.9cm" svg:height="0.962cm" svg:x="5.1cm" svg:y="1.938cm">
            <draw:text-box>
              <text:p>width</text:p>
            </draw:text-box>
          </draw:frame>
          <draw:line draw:style-name="gr2" draw:text-style-name="P2" draw:layer="layout" svg:x1="7.6cm" svg:y1="2.4cm" svg:x2="9cm" svg:y2="2.4cm">
            <text:p/>
          </draw:line>
          <draw:line draw:style-name="gr2" draw:text-style-name="P2" draw:layer="layout" svg:x1="7.6cm" svg:y1="3.6cm" svg:x2="9cm" svg:y2="3.6cm">
            <text:p/>
          </draw:line>
          <draw:frame draw:style-name="gr5" draw:text-style-name="P3" draw:layer="layout" svg:width="2.9cm" svg:height="0.962cm" svg:x="9.3cm" svg:y="1.938cm">
            <draw:text-box>
              <text:p>100.0</text:p>
            </draw:text-box>
          </draw:frame>
          <draw:frame draw:style-name="gr5" draw:text-style-name="P3" draw:layer="layout" svg:width="2.9cm" svg:height="0.962cm" svg:x="9.3cm" svg:y="3.038cm">
            <draw:text-box>
              <text:p>200.0</text:p>
            </draw:text-box>
          </draw:frame>
          <draw:line draw:style-name="gr2" draw:text-style-name="P2" draw:layer="layout" svg:x1="16.6cm" svg:y1="4.2cm" svg:x2="18cm" svg:y2="4.2cm">
            <text:p/>
          </draw:line>
          <draw:line draw:style-name="gr2" draw:text-style-name="P2" draw:layer="layout" svg:x1="16.6cm" svg:y1="5.5cm" svg:x2="18cm" svg:y2="5.5cm">
            <text:p/>
          </draw:line>
          <draw:frame draw:style-name="gr4" draw:text-style-name="P3" draw:layer="layout" svg:width="0.82cm" svg:height="0.962cm" svg:x="15.2cm" svg:y="3.7cm">
            <draw:text-box>
              <text:p>x</text:p>
            </draw:text-box>
          </draw:frame>
          <draw:frame draw:style-name="gr4" draw:text-style-name="P3" draw:layer="layout" svg:width="0.82cm" svg:height="0.962cm" svg:x="15.2cm" svg:y="4.9cm">
            <draw:text-box>
              <text:p>y</text:p>
            </draw:text-box>
          </draw:frame>
          <draw:frame draw:style-name="gr6" draw:text-style-name="P3" draw:layer="layout" svg:width="1.7cm" svg:height="0.962cm" svg:x="18.3cm" svg:y="3.7cm">
            <draw:text-box>
              <text:p>0.0</text:p>
            </draw:text-box>
          </draw:frame>
          <draw:frame draw:style-name="gr6" draw:text-style-name="P3" draw:layer="layout" svg:width="1.7cm" svg:height="0.962cm" svg:x="18.3cm" svg:y="5cm">
            <draw:text-box>
              <text:p>0.0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0.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6:51:37.706736320</meta:creation-date>
    <dc:date>2020-11-08T17:05:28.434222246</dc:date>
    <meta:editing-duration>PT13M52S</meta:editing-duration>
    <meta:editing-cycles>3</meta:editing-cycles>
    <meta:generator>LibreOffice/6.4.6.2$Linux_X86_64 LibreOffice_project/40$Build-2</meta:generator>
    <meta:document-statistic meta:object-count="21"/>
  </office:meta>
</office:document-meta>
</file>